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7in"/>
    </style:style>
    <style:style style:name="TableColumn3" style:family="table-column">
      <style:table-column-properties style:column-width="7.1763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0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alibri" fo:font-size="12pt" style:font-size-asian="12pt" style:font-size-complex="10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 fo:line-height="100%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complex="Consolas" fo:color="#000000" fo:font-size="12pt" style:font-size-asian="12pt" style:font-size-complex="12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onsolas" fo:color="#000000" fo:font-size="12pt" style:font-size-asian="12pt" style:font-size-complex="12pt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92" style:family="table-row">
      <style:table-row-properties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95" style:parent-style-name="DefaultParagraphFont" style:family="text">
      <style:text-properties style:font-name-complex="Consolas" fo:color="#000000" fo:font-size="12pt" style:font-size-asian="12pt" style:font-size-complex="12pt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24" style:family="table-cell">
      <style:table-cell-properties fo:border="0.0069in solid #BFBFBF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Hochgeladen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Veröffentlicht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Versteckt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Entfernt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ktiv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Inaktiv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mailNotProvided</text:p>
          </table:table-cell>
          <table:table-cell table:style-name="TableCell66">
            <text:p text:style-name="P67">Bitte Email<text:s/>eingeben.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asswordNotProvided</text:p>
          </table:table-cell>
          <table:table-cell table:style-name="TableCell73">
            <text:p text:style-name="P74">Bitte Password eingeben.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ongPassword</text:span></text:p>
          </table:table-cell>
          <table:table-cell table:style-name="TableCell81">
            <text:p text:style-name="P82">Falsches Password.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UserNotFound</text:p>
          </table:table-cell>
          <table:table-cell table:style-name="TableCell88">
            <text:p text:style-name="P89">Mail nicht gefunden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OldNotProvided</text:span></text:p>
          </table:table-cell>
          <table:table-cell table:style-name="TableCell96">
            <text:p text:style-name="P97">Bitte altes Password eingeben.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NewNotProvided</text:p>
          </table:table-cell>
          <table:table-cell table:style-name="TableCell103">
            <text:p text:style-name="P104">Bitte neues Password eingeben.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ompareNotProvided</text:p>
          </table:table-cell>
          <table:table-cell table:style-name="TableCell110">
            <text:p text:style-name="P111">Bitte<text:s/>neues Password wiederholt eingeben.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PasswordDoNotMatch</text:p>
          </table:table-cell>
          <table:table-cell table:style-name="TableCell117">
            <text:p text:style-name="P118">Passwörter stimmen nicht überein.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WrongOldPassword</text:p>
          </table:table-cell>
          <table:table-cell table:style-name="TableCell124">
            <text:p text:style-name="P125">Altes Password ist falsch.</text:p>
          </table:table-cell>
          <table:table-cell table:style-name="TableCell126">
            <text:p text:style-name="P12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2:00Z</meta:creation-date>
    <dc:date>2017-10-13T12:55:00Z</dc:date>
    <meta:template xlink:href="Normal.dotm" xlink:type="simple"/>
    <meta:editing-cycles>9</meta:editing-cycles>
    <meta:editing-duration>PT180S</meta:editing-duration>
    <meta:document-statistic meta:page-count="1" meta:paragraph-count="1" meta:word-count="82" meta:character-count="575" meta:row-count="4" meta:non-whitespace-character-count="494"/>
  </office:meta>
</office:document-meta>
</file>